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9000000CAE677FB37F51A355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3.25cm" fo:min-width="5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02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3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3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7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854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6cm, 0.399cm)" draw:image-opacity="100%" style:mirror="none"/>
    </style:style>
    <style:style style:name="gr14" style:family="graphic" style:parent-style-name="standard">
      <style:graphic-properties svg:stroke-color="#3465a4" draw:marker-end="Arrow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15cm" fo:min-width="1.3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35cm" fo:min-width="1.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fo:min-height="0.506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Droid Sans Mono"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Droid Sans Mono" fo:font-size="13pt" style:font-size-asian="13pt" style:font-size-complex="13pt"/>
    </style:style>
    <style:style style:name="P9" style:family="paragraph">
      <loext:graphic-properties draw:fill="none" draw:fill-color="#ffffff"/>
      <style:text-properties fo:color="#330000" fo:font-size="13pt" style:font-size-asian="13pt" style:font-size-complex="13pt"/>
    </style:style>
    <style:style style:name="P10" style:family="paragraph">
      <loext:graphic-properties draw:fill="none"/>
      <style:text-properties fo:background-color="#ffff99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T1" style:family="text">
      <style:text-properties fo:color="#461900"/>
    </style:style>
    <style:style style:name="T2" style:family="text">
      <style:text-properties fo:color="#000080" style:font-name="FreeSans"/>
    </style:style>
    <style:style style:name="T3" style:family="text">
      <style:text-properties style:font-name="Droid Sans Mono" fo:font-size="16pt" style:font-size-asian="16pt" style:font-size-complex="16pt"/>
    </style:style>
    <style:style style:name="T4" style:family="text">
      <style:text-properties style:font-name="Droid Sans Mono" fo:font-size="13pt" style:font-size-asian="13pt" style:font-size-complex="13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660066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3300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8" draw:id="id8" draw:layer="layout" svg:width="5.8cm" svg:height="3.5cm" svg:x="21.2cm" svg:y="8.466cm">
          <text:p text:style-name="P1">Consumer<text:line-break/><text:span text:style-name="T1">thread</text:span></text:p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5cm" svg:height="9.8cm" svg:x="3cm" svg:y="5.4cm" draw:corner-radius="0.5cm">
          <text:p/>
        </draw:rect>
        <draw:frame draw:style-name="gr3" draw:text-style-name="P4" draw:layer="layout" svg:width="5cm" svg:height="2.39cm" svg:x="3cm" svg:y="5.8cm">
          <draw:text-box>
            <text:p><text:span text:style-name="T2">Class</text:span></text:p>
            <text:p><text:s text:c="3"/><text:span text:style-name="T3">picoConfig</text:span></text:p>
          </draw:text-box>
        </draw:frame>
        <draw:line draw:style-name="gr2" draw:text-style-name="P3" draw:layer="layout" svg:x1="3cm" svg:y1="7.6cm" svg:x2="8cm" svg:y2="7.6cm">
          <text:p/>
        </draw:line>
        <draw:rect draw:style-name="gr2" draw:text-style-name="P3" draw:layer="layout" svg:width="4.4cm" svg:height="2.2cm" svg:x="3.4cm" svg:y="8cm" draw:corner-radius="0.5cm">
          <text:p/>
        </draw:rect>
        <draw:rect draw:style-name="gr2" draw:text-style-name="P3" draw:layer="layout" svg:width="4.4cm" svg:height="2.2cm" svg:x="3.4cm" svg:y="10.8cm" draw:corner-radius="0.5cm">
          <text:p/>
        </draw:rect>
        <draw:frame draw:style-name="gr4" draw:text-style-name="P5" draw:layer="layout" svg:width="4.63cm" svg:height="0.78cm" svg:x="3.3cm" svg:y="10.8cm">
          <draw:text-box>
            <text:p><text:span text:style-name="T4">acquirePicoData</text:span></text:p>
          </draw:text-box>
        </draw:frame>
        <draw:frame draw:style-name="gr5" draw:text-style-name="P5" draw:layer="layout" svg:width="2.428cm" svg:height="0.78cm" svg:x="4.1cm" svg:y="8cm">
          <draw:text-box>
            <text:p><text:span text:style-name="T4">picoIni</text:span></text:p>
          </draw:text-box>
        </draw:frame>
        <draw:rect draw:style-name="gr2" draw:text-style-name="P3" draw:layer="layout" svg:width="10.4cm" svg:height="14.3cm" svg:x="9.2cm" svg:y="2.9cm" draw:corner-radius="0.5cm">
          <text:p/>
        </draw:rect>
        <draw:frame draw:style-name="gr3" draw:text-style-name="P4" draw:layer="layout" svg:width="8.8cm" svg:height="2.39cm" svg:x="9.4cm" svg:y="3.3cm">
          <draw:text-box>
            <text:p><text:span text:style-name="T2">Class</text:span></text:p>
            <text:p><text:s text:c="19"/><text:span text:style-name="T3">BufferMan</text:span></text:p>
          </draw:text-box>
        </draw:frame>
        <draw:line draw:style-name="gr2" draw:text-style-name="P3" draw:layer="layout" svg:x1="9.2cm" svg:y1="5.1cm" svg:x2="19.6cm" svg:y2="5.1cm">
          <text:p/>
        </draw:line>
        <draw:rect draw:style-name="gr2" draw:text-style-name="P3" draw:layer="layout" svg:width="4.4cm" svg:height="1.5cm" svg:x="9.8cm" svg:y="5.5cm" draw:corner-radius="0.5cm">
          <text:p/>
        </draw:rect>
        <draw:rect draw:style-name="gr2" draw:text-style-name="P3" xml:id="id11" draw:id="id11" draw:layer="layout" svg:width="4.4cm" svg:height="4.7cm" svg:x="9.8cm" svg:y="7.7cm" draw:corner-radius="0.5cm">
          <text:p/>
        </draw:rect>
        <draw:frame draw:style-name="gr6" draw:text-style-name="P5" draw:layer="layout" svg:width="4.905cm" svg:height="0.78cm" svg:x="9.6cm" svg:y="7.8cm">
          <draw:text-box>
            <text:p><text:span text:style-name="T4">manageDataBuffer</text:span></text:p>
          </draw:text-box>
        </draw:frame>
        <draw:frame draw:style-name="gr7" draw:text-style-name="P5" xml:id="id10" draw:id="id10" draw:layer="layout" svg:width="3.529cm" svg:height="0.78cm" svg:x="10.301cm" svg:y="5.7cm">
          <draw:text-box>
            <text:p><text:span text:style-name="T4">acquireData</text:span></text:p>
          </draw:text-box>
        </draw:frame>
        <draw:g xml:id="id3" draw:id="id3">
          <draw:custom-shape draw:style-name="gr8" draw:text-style-name="P1" draw:layer="layout" svg:width="4cm" svg:height="0.2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1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878cm" svg:height="1.347cm" svg:x="11.005cm" svg:y="9.71cm">
            <draw:text-box>
              <text:p><text:span text:style-name="T5">. . .</text:span></text:p>
            </draw:text-box>
          </draw:frame>
        </draw:g>
        <draw:custom-shape draw:style-name="gr8" draw:text-style-name="P1" xml:id="id2" draw:id="id2" draw:layer="layout" svg:width="4cm" svg:height="0.2cm" svg:x="3.5cm" svg:y="12.2cm">
          <text:p/>
          <draw:enhanced-geometry svg:viewBox="0 0 21600 21600" draw:type="rectangle" draw:enhanced-path="M 0 0 L 21600 0 21600 21600 0 21600 0 0 Z N"/>
        </draw:custom-shape>
        <draw:rect draw:style-name="gr2" draw:text-style-name="P3" xml:id="id4" draw:id="id4" draw:layer="layout" svg:width="4.4cm" svg:height="2.2cm" svg:x="15cm" svg:y="10.8cm" draw:corner-radius="0.5cm">
          <text:p/>
        </draw:rect>
        <draw:frame draw:style-name="gr10" draw:text-style-name="P5" draw:layer="layout" svg:width="2.703cm" svg:height="0.78cm" svg:x="15.201cm" svg:y="10.8cm">
          <draw:text-box>
            <text:p><text:span text:style-name="T4">getEvent</text:span></text:p>
          </draw:text-box>
        </draw:frame>
        <draw:rect draw:style-name="gr2" draw:text-style-name="P3" draw:layer="layout" svg:width="4.4cm" svg:height="2.2cm" svg:x="15cm" svg:y="5.3cm" draw:corner-radius="0.5cm">
          <text:p/>
        </draw:rect>
        <draw:frame draw:style-name="gr11" draw:text-style-name="P5" draw:layer="layout" svg:width="3.254cm" svg:height="0.78cm" svg:x="15.601cm" svg:y="5.7cm">
          <draw:text-box>
            <text:p><text:span text:style-name="T4">BMregister</text:span></text:p>
          </draw:text-box>
        </draw:frame>
        <draw:rect draw:style-name="gr2" draw:text-style-name="P3" draw:layer="layout" svg:width="4.4cm" svg:height="2.2cm" svg:x="15cm" svg:y="7.7cm" draw:corner-radius="0.5cm">
          <text:p/>
        </draw:rect>
        <draw:frame draw:style-name="gr12" draw:text-style-name="P5" draw:layer="layout" svg:width="4.354cm" svg:height="0.78cm" svg:x="15.001cm" svg:y="8cm">
          <draw:text-box>
            <text:p><text:span text:style-name="T4">BMregister_mpQ</text:span></text:p>
          </draw:text-box>
        </draw:frame>
        <draw:frame draw:style-name="gr13" draw:text-style-name="P3" xml:id="id1" draw:id="id1" draw:layer="layout" svg:width="6.187cm" svg:height="4.743cm" svg:x="0.4cm" svg:y="0.256cm">
          <draw:image xlink:href="Pictures/10000201000000F9000000CAE677FB37F51A3558.png" xlink:type="simple" xlink:show="embed" xlink:actuate="onLoad">
            <text:p/>
          </draw:image>
        </draw:frame>
        <draw:connector draw:style-name="gr14" draw:text-style-name="P1" draw:layer="layout" draw:line-skew="-3.6cm -0.799cm" svg:x1="3.493cm" svg:y1="4.999cm" svg:x2="3.5cm" svg:y2="12.3cm" draw:start-shape="id1" draw:start-glue-point="2" draw:end-shape="id2" draw:end-glue-point="3" svg:d="M3493 4999h-1293v7301h1300" svg:viewBox="0 0 1301 7302">
          <text:p/>
        </draw:connector>
        <draw:connector draw:style-name="gr14" draw:text-style-name="P1" draw:layer="layout" svg:x1="14cm" svg:y1="10.3cm" svg:x2="15cm" svg:y2="11.9cm" draw:start-shape="id3" draw:start-glue-point="1" draw:end-shape="id4" draw:end-glue-point="3" svg:d="M14000 10300h500v1600h500" svg:viewBox="0 0 1001 1601">
          <text:p/>
        </draw:connector>
        <draw:connector draw:style-name="gr14" draw:text-style-name="P1" draw:layer="layout" svg:x1="15.6cm" svg:y1="12.15cm" svg:x2="17.4cm" svg:y2="11.8cm" draw:start-shape="id5" draw:start-glue-point="0" draw:end-shape="id6" draw:end-glue-point="3" svg:d="M15600 12150v-350h1800" svg:viewBox="0 0 1801 351">
          <text:p/>
        </draw:connector>
        <draw:custom-shape draw:style-name="gr1" draw:text-style-name="P2" xml:id="id9" draw:id="id9" draw:layer="layout" svg:width="5.8cm" svg:height="3.5cm" svg:x="21.2cm" svg:y="12.266cm">
          <text:p text:style-name="P1">Consumer<text:line-break/><text:span text:style-name="T6">sub-proc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" draw:id="id6" draw:layer="layout" svg:width="1.8cm" svg:height="0.4cm" svg:x="17.4cm" svg:y="11.6cm">
          <text:p text:style-name="P1"><text:span text:style-name="T7">dequ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4cm" svg:height="0.6cm" svg:x="16.8cm" svg:y="12.1cm">
          <text:p text:style-name="P1"><text:span text:style-name="T7">mpQueue</text:span></text:p>
          <draw:enhanced-geometry svg:viewBox="0 0 21600 21600" draw:type="rectangle" draw:enhanced-path="M 0 0 L 21600 0 21600 21600 0 21600 0 0 Z N"/>
        </draw:custom-shape>
        <draw:connector draw:style-name="gr14" draw:text-style-name="P1" xml:id="id5" draw:id="id5" draw:layer="layout" draw:line-skew="1.101cm" svg:x1="15cm" svg:y1="11.9cm" svg:x2="16.8cm" svg:y2="12.4cm" draw:start-shape="id4" draw:start-glue-point="3" draw:end-shape="id7" draw:end-glue-point="3" svg:d="M15000 11900h600v500h1200" svg:viewBox="0 0 1801 501">
          <text:p/>
        </draw:connector>
        <draw:connector draw:style-name="gr14" draw:text-style-name="P1" draw:layer="layout" svg:x1="19.2cm" svg:y1="11.8cm" svg:x2="21.2cm" svg:y2="10.216cm" draw:start-shape="id6" draw:start-glue-point="1" draw:end-shape="id8" svg:d="M19200 11800h1000v-1584h1000" svg:viewBox="0 0 2001 1585">
          <text:p/>
        </draw:connector>
        <draw:connector draw:style-name="gr14" draw:text-style-name="P1" draw:layer="layout" svg:x1="19.2cm" svg:y1="12.4cm" svg:x2="21.2cm" svg:y2="14.016cm" draw:start-shape="id7" draw:start-glue-point="1" draw:end-shape="id9" draw:end-glue-point="3" svg:d="M19200 12400h1000v1616h1000" svg:viewBox="0 0 2001 1617">
          <text:p/>
        </draw:connector>
        <draw:rect draw:style-name="gr17" draw:text-style-name="P8" draw:layer="layout" svg:width="4cm" svg:height="1.4cm" svg:x="15.3cm" svg:y="13.6cm" draw:corner-radius="0.5cm">
          <text:p text:style-name="P1"><text:span text:style-name="T4">getStatus</text:span></text:p>
        </draw:rect>
        <draw:rect draw:style-name="gr17" draw:text-style-name="P8" draw:layer="layout" svg:width="4cm" svg:height="0.9cm" svg:x="9.9cm" svg:y="14cm" draw:corner-radius="0.5cm">
          <text:p text:style-name="P1"><text:span text:style-name="T4">run</text:span></text:p>
        </draw:rect>
        <draw:rect draw:style-name="gr17" draw:text-style-name="P8" draw:layer="layout" svg:width="4cm" svg:height="0.9cm" svg:x="9.9cm" svg:y="15cm" draw:corner-radius="0.5cm">
          <text:p text:style-name="P1"><text:span text:style-name="T4">pause</text:span></text:p>
        </draw:rect>
        <draw:line draw:style-name="gr2" draw:text-style-name="P3" draw:layer="layout" svg:x1="4cm" svg:y1="4.4cm" svg:x2="4cm" svg:y2="4.999cm">
          <text:p/>
        </draw:line>
        <draw:line draw:style-name="gr2" draw:text-style-name="P3" draw:layer="layout" svg:x1="4cm" svg:y1="4.999cm" svg:x2="3.4cm" svg:y2="5cm">
          <text:p/>
        </draw:line>
        <draw:connector draw:style-name="gr14" draw:text-style-name="P1" draw:layer="layout" svg:x1="7.5cm" svg:y1="12.3cm" svg:x2="10.301cm" svg:y2="6.09cm" draw:start-shape="id2" draw:start-glue-point="1" draw:end-shape="id10" svg:d="M7500 12300h1401v-6210h1400" svg:viewBox="0 0 2802 6211">
          <text:p/>
        </draw:connector>
        <draw:rect draw:style-name="gr17" draw:text-style-name="P8" draw:layer="layout" svg:width="4cm" svg:height="1.4cm" svg:x="15.3cm" svg:y="15.2cm" draw:corner-radius="0.5cm">
          <text:p text:style-name="P1"><text:span text:style-name="T4">reportStatus</text:span></text:p>
        </draw:rect>
        <draw:connector draw:style-name="gr14" draw:text-style-name="P1" draw:layer="layout" draw:line-skew="0.101cm" svg:x1="10.165cm" svg:y1="6.795cm" svg:x2="9.8cm" svg:y2="10.05cm" draw:end-shape="id11" draw:end-glue-point="3" svg:d="M10165 6795h-765v3255h400" svg:viewBox="0 0 766 3256">
          <text:p/>
        </draw:connector>
        <draw:rect draw:style-name="gr17" draw:text-style-name="P8" draw:layer="layout" svg:width="4cm" svg:height="0.9cm" svg:x="9.9cm" svg:y="12.7cm" draw:corner-radius="0.5cm">
          <text:p text:style-name="P1"><text:span text:style-name="T4">start</text:span></text:p>
        </draw:rect>
        <draw:rect draw:style-name="gr17" draw:text-style-name="P8" draw:layer="layout" svg:width="4cm" svg:height="0.9cm" svg:x="9.9cm" svg:y="16.2cm" draw:corner-radius="0.5cm">
          <text:p text:style-name="P1"><text:span text:style-name="T4">end</text:span></text:p>
        </draw:rect>
        <draw:frame draw:style-name="gr18" draw:text-style-name="P9" draw:layer="layout" svg:width="5.011cm" svg:height="0.755cm" svg:x="20cm" svg:y="16.4cm">
          <draw:text-box>
            <text:p><text:span text:style-name="T8">* = background thread</text:span></text:p>
          </draw:text-box>
        </draw:frame>
        <draw:frame draw:style-name="gr19" draw:text-style-name="P10" draw:layer="layout" svg:width="0.68cm" svg:height="0.756cm" svg:x="13.28cm" svg:y="11.805cm">
          <draw:text-box>
            <text:p><text:span text:style-name="T8">*</text:span></text:p>
          </draw:text-box>
        </draw:frame>
        <draw:frame draw:style-name="gr19" draw:text-style-name="P11" draw:layer="layout" svg:width="0.68cm" svg:height="0.756cm" svg:x="13.38cm" svg:y="6.505cm">
          <draw:text-box>
            <text:p><text:span text:style-name="T8">*</text:span></text:p>
          </draw:text-box>
        </draw:frame>
        <draw:frame draw:style-name="gr19" draw:text-style-name="P11" draw:layer="layout" svg:width="0.68cm" svg:height="0.756cm" svg:x="18.48cm" svg:y="16.049cm">
          <draw:text-box>
            <text:p><text:span text:style-name="T8">*</text:span></text:p>
          </draw:text-box>
        </draw:frame>
        <draw:frame draw:style-name="gr19" draw:text-style-name="P11" draw:layer="layout" svg:width="0.68cm" svg:height="0.756cm" svg:x="6.88cm" svg:y="12.449cm">
          <draw:text-box>
            <text:p><text:span text:style-name="T8">*</text:span></text:p>
          </draw:text-box>
        </draw:frame>
        <draw:frame draw:style-name="gr19" draw:text-style-name="P11" draw:layer="layout" svg:width="0.68cm" svg:height="0.756cm" svg:x="26.38cm" svg:y="11.449cm">
          <draw:text-box>
            <text:p><text:span text:style-name="T8">*</text:span></text:p>
          </draw:text-box>
        </draw:frame>
        <draw:frame draw:style-name="gr19" draw:text-style-name="P10" draw:layer="layout" svg:width="0.68cm" svg:height="0.756cm" svg:x="15.18cm" svg:y="12.405cm">
          <draw:text-box>
            <text:p><text:span text:style-name="T8">*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Quast</meta:initial-creator>
    <meta:creation-date>2017-11-08T16:39:18.438593291</meta:creation-date>
    <dc:date>2017-11-18T10:23:18.457689506</dc:date>
    <meta:editing-duration>PT24M29S</meta:editing-duration>
    <meta:editing-cycles>8</meta:editing-cycles>
    <meta:generator>LibreOffice/5.3.5.2$Linux_X86_64 LibreOffice_project/30m0$Build-2</meta:generator>
    <meta:document-statistic meta:object-count="78"/>
  </office:meta>
</office:document-meta>
</file>